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3.334cm"/>
    </style:style>
    <style:style style:name="co4" style:family="table-column">
      <style:table-column-properties fo:break-before="auto" style:column-width="3.52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6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0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0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00">
            <text:p>285000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1" office:value-type="float" office:value="1220.49131631806">
            <text:p>1220,49131632</text:p>
          </table:table-cell>
          <table:table-cell table:number-columns-repeated="2" table:style-name="ce1" office:value-type="float" office:value="1124.48268479856">
            <text:p>1124,48268480</text:p>
          </table:table-cell>
          <table:table-cell table:number-columns-repeated="5" table:style-name="ce1" office:value-type="float" office:value="1055.76008980713">
            <text:p>1055,76008981</text:p>
          </table:table-cell>
          <table:table-cell table:style-name="ce1" office:value-type="float" office:value="1032.14983022162">
            <text:p>1032,14983022</text:p>
          </table:table-cell>
          <table:table-cell table:number-columns-repeated="6" table:style-name="ce1" office:value-type="float" office:value="1009.89003903956">
            <text:p>1009,89003904</text:p>
          </table:table-cell>
          <table:table-cell table:number-columns-repeated="18" table:style-name="ce1" office:value-type="float" office:value="989.654141617408">
            <text:p>989,65414162</text:p>
          </table:table-cell>
          <table:table-cell table:number-columns-repeated="11" table:style-name="ce1" office:value-type="float" office:value="951.363501989114">
            <text:p>951,36350199</text:p>
          </table:table-cell>
          <table:table-cell table:number-columns-repeated="15" table:style-name="ce1" office:value-type="float" office:value="941.11007605143">
            <text:p>941,11007605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1288">
            <text:p>1288</text:p>
          </table:table-cell>
          <table:table-cell table:number-columns-repeated="2" office:value-type="float" office:value="2537">
            <text:p>2537</text:p>
          </table:table-cell>
          <table:table-cell table:number-columns-repeated="5" office:value-type="float" office:value="4592">
            <text:p>4592</text:p>
          </table:table-cell>
          <table:table-cell office:value-type="float" office:value="10946">
            <text:p>10946</text:p>
          </table:table-cell>
          <table:table-cell table:number-columns-repeated="6" office:value-type="float" office:value="12602">
            <text:p>12602</text:p>
          </table:table-cell>
          <table:table-cell table:number-columns-repeated="18" office:value-type="float" office:value="20180">
            <text:p>20180</text:p>
          </table:table-cell>
          <table:table-cell table:number-columns-repeated="11" office:value-type="float" office:value="43484">
            <text:p>43484</text:p>
          </table:table-cell>
          <table:table-cell table:number-columns-repeated="15" office:value-type="float" office:value="57832">
            <text:p>57832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1339.21579207521">
            <text:p>1339,21579208</text:p>
          </table:table-cell>
          <table:table-cell table:style-name="ce1" office:value-type="float" office:value="1292.33598440581">
            <text:p>1292,33598441</text:p>
          </table:table-cell>
          <table:table-cell table:style-name="ce1" office:value-type="float" office:value="1285.06711870318">
            <text:p>1285,06711870</text:p>
          </table:table-cell>
          <table:table-cell table:style-name="ce1" office:value-type="float" office:value="1379.73278758005">
            <text:p>1379,73278758</text:p>
          </table:table-cell>
          <table:table-cell table:style-name="ce1" office:value-type="float" office:value="1185.81152148164">
            <text:p>1185,81152148</text:p>
          </table:table-cell>
          <table:table-cell table:style-name="ce1" office:value-type="float" office:value="1265.46396627681">
            <text:p>1265,46396628</text:p>
          </table:table-cell>
          <table:table-cell table:style-name="ce1" office:value-type="float" office:value="1232.95060903878">
            <text:p>1232,95060904</text:p>
          </table:table-cell>
          <table:table-cell table:style-name="ce1" office:value-type="float" office:value="1197.71415638315">
            <text:p>1197,71415638</text:p>
          </table:table-cell>
          <table:table-cell table:style-name="ce1" office:value-type="float" office:value="1227.40547136968">
            <text:p>1227,40547137</text:p>
          </table:table-cell>
          <table:table-cell table:style-name="ce1" office:value-type="float" office:value="1022.46257789423">
            <text:p>1022,46257789</text:p>
          </table:table-cell>
          <table:table-cell table:style-name="ce1" office:value-type="float" office:value="1092.45080174708">
            <text:p>1092,45080175</text:p>
          </table:table-cell>
          <table:table-cell table:style-name="ce1" office:value-type="float" office:value="1252.02935386021">
            <text:p>1252,02935386</text:p>
          </table:table-cell>
          <table:table-cell table:style-name="ce1" office:value-type="float" office:value="1292.40443682468">
            <text:p>1292,40443682</text:p>
          </table:table-cell>
          <table:table-cell table:style-name="ce1" office:value-type="float" office:value="1301.14688308739">
            <text:p>1301,14688309</text:p>
          </table:table-cell>
          <table:table-cell table:style-name="ce1" office:value-type="float" office:value="1084.77346628284">
            <text:p>1084,77346628</text:p>
          </table:table-cell>
          <table:table-cell table:style-name="ce1" office:value-type="float" office:value="1006.24173514805">
            <text:p>1006,24173515</text:p>
          </table:table-cell>
          <table:table-cell table:style-name="ce1" office:value-type="float" office:value="1042.85532497532">
            <text:p>1042,85532498</text:p>
          </table:table-cell>
          <table:table-cell table:style-name="ce1" office:value-type="float" office:value="1077.76879155963">
            <text:p>1077,76879156</text:p>
          </table:table-cell>
          <table:table-cell table:style-name="ce1" office:value-type="float" office:value="1097.19124402076">
            <text:p>1097,19124402</text:p>
          </table:table-cell>
          <table:table-cell table:style-name="ce1" office:value-type="float" office:value="1251.74912658719">
            <text:p>1251,74912659</text:p>
          </table:table-cell>
          <table:table-cell table:style-name="ce1" office:value-type="float" office:value="1235.26219009739">
            <text:p>1235,26219010</text:p>
          </table:table-cell>
          <table:table-cell table:style-name="ce1" office:value-type="float" office:value="1181.8593706026">
            <text:p>1181,85937060</text:p>
          </table:table-cell>
          <table:table-cell table:style-name="ce1" office:value-type="float" office:value="1362.04592982639">
            <text:p>1362,04592983</text:p>
          </table:table-cell>
          <table:table-cell table:style-name="ce1" office:value-type="float" office:value="1244.96718937239">
            <text:p>1244,96718937</text:p>
          </table:table-cell>
          <table:table-cell table:style-name="ce1" office:value-type="float" office:value="1191.2107011122">
            <text:p>1191,21070111</text:p>
          </table:table-cell>
          <table:table-cell table:style-name="ce1" office:value-type="float" office:value="1230.23554206098">
            <text:p>1230,23554206</text:p>
          </table:table-cell>
          <table:table-cell table:style-name="ce1" office:value-type="float" office:value="1213.83309657882">
            <text:p>1213,83309658</text:p>
          </table:table-cell>
          <table:table-cell table:style-name="ce1" office:value-type="float" office:value="1277.43673334616">
            <text:p>1277,43673335</text:p>
          </table:table-cell>
          <table:table-cell table:style-name="ce1" office:value-type="float" office:value="1318.14251639629">
            <text:p>1318,14251640</text:p>
          </table:table-cell>
          <table:table-cell table:style-name="ce1" office:value-type="float" office:value="1250.75117821269">
            <text:p>1250,75117821</text:p>
          </table:table-cell>
          <table:table-cell table:style-name="ce1" office:value-type="float" office:value="1154.51293822867">
            <text:p>1154,51293823</text:p>
          </table:table-cell>
          <table:table-cell table:style-name="ce1" office:value-type="float" office:value="1290.78329075254">
            <text:p>1290,78329075</text:p>
          </table:table-cell>
          <table:table-cell table:style-name="ce1" office:value-type="float" office:value="1138.56698412802">
            <text:p>1138,56698413</text:p>
          </table:table-cell>
          <table:table-cell table:style-name="ce1" office:value-type="float" office:value="1147.75961584359">
            <text:p>1147,75961584</text:p>
          </table:table-cell>
          <table:table-cell table:style-name="ce1" office:value-type="float" office:value="1098.79361915856">
            <text:p>1098,79361916</text:p>
          </table:table-cell>
          <table:table-cell table:style-name="ce1" office:value-type="float" office:value="1368.89693019732">
            <text:p>1368,89693020</text:p>
          </table:table-cell>
          <table:table-cell table:style-name="ce1" office:value-type="float" office:value="1282.98104086354">
            <text:p>1282,98104086</text:p>
          </table:table-cell>
          <table:table-cell table:style-name="ce1" office:value-type="float" office:value="1199.2949820752">
            <text:p>1199,29498208</text:p>
          </table:table-cell>
          <table:table-cell table:style-name="ce1" office:value-type="float" office:value="1316.94158327524">
            <text:p>1316,94158328</text:p>
          </table:table-cell>
          <table:table-cell table:style-name="ce1" office:value-type="float" office:value="1219.72201011009">
            <text:p>1219,72201011</text:p>
          </table:table-cell>
          <table:table-cell table:style-name="ce1" office:value-type="float" office:value="1213.42346447689">
            <text:p>1213,42346448</text:p>
          </table:table-cell>
          <table:table-cell table:style-name="ce1" office:value-type="float" office:value="1088.8838433772">
            <text:p>1088,88384338</text:p>
          </table:table-cell>
          <table:table-cell table:style-name="ce1" office:value-type="float" office:value="1169.88166007106">
            <text:p>1169,88166007</text:p>
          </table:table-cell>
          <table:table-cell table:style-name="ce1" office:value-type="float" office:value="1077.91428595842">
            <text:p>1077,91428596</text:p>
          </table:table-cell>
          <table:table-cell table:style-name="ce1" office:value-type="float" office:value="1278.01897711833">
            <text:p>1278,01897712</text:p>
          </table:table-cell>
          <table:table-cell table:style-name="ce1" office:value-type="float" office:value="1378.94105057588">
            <text:p>1378,94105058</text:p>
          </table:table-cell>
          <table:table-cell table:style-name="ce1" office:value-type="float" office:value="1186.88112571374">
            <text:p>1186,88112571</text:p>
          </table:table-cell>
          <table:table-cell table:style-name="ce1" office:value-type="float" office:value="1160.19454484438">
            <text:p>1160,19454484</text:p>
          </table:table-cell>
          <table:table-cell table:style-name="ce1" office:value-type="float" office:value="1248.79441191337">
            <text:p>1248,79441191</text:p>
          </table:table-cell>
          <table:table-cell table:style-name="ce1" office:value-type="float" office:value="1192.83296338167">
            <text:p>1192,83296338</text:p>
          </table:table-cell>
          <table:table-cell table:style-name="ce1" office:value-type="float" office:value="1161.68711790958">
            <text:p>1161,68711791</text:p>
          </table:table-cell>
          <table:table-cell table:style-name="ce1" office:value-type="float" office:value="1332.91537478161">
            <text:p>1332,91537478</text:p>
          </table:table-cell>
          <table:table-cell table:style-name="ce1" office:value-type="float" office:value="1118.9678491308">
            <text:p>1118,96784913</text:p>
          </table:table-cell>
          <table:table-cell table:style-name="ce1" office:value-type="float" office:value="1266.96311541129">
            <text:p>1266,96311541</text:p>
          </table:table-cell>
          <table:table-cell table:style-name="ce1" office:value-type="float" office:value="1085.37504488581">
            <text:p>1085,37504489</text:p>
          </table:table-cell>
          <table:table-cell table:style-name="ce1" office:value-type="float" office:value="1340.88177516891">
            <text:p>1340,88177517</text:p>
          </table:table-cell>
          <table:table-cell table:style-name="ce1" office:value-type="float" office:value="1335.19599885539">
            <text:p>1335,19599886</text:p>
          </table:table-cell>
          <table:table-cell table:style-name="ce1" office:value-type="float" office:value="1226.49975744047">
            <text:p>1226,49975744</text:p>
          </table:table-cell>
          <table:table-cell table:style-name="ce1" office:value-type="float" office:value="1183.78461877642">
            <text:p>1183,78461878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1313">
            <text:p>1313</text:p>
          </table:table-cell>
          <table:table-cell office:value-type="float" office:value="2614">
            <text:p>2614</text:p>
          </table:table-cell>
          <table:table-cell office:value-type="float" office:value="3879">
            <text:p>3879</text:p>
          </table:table-cell>
          <table:table-cell office:value-type="float" office:value="5167">
            <text:p>5167</text:p>
          </table:table-cell>
          <table:table-cell office:value-type="float" office:value="6437">
            <text:p>6437</text:p>
          </table:table-cell>
          <table:table-cell office:value-type="float" office:value="7713">
            <text:p>7713</text:p>
          </table:table-cell>
          <table:table-cell office:value-type="float" office:value="8988">
            <text:p>8988</text:p>
          </table:table-cell>
          <table:table-cell office:value-type="float" office:value="10270">
            <text:p>10270</text:p>
          </table:table-cell>
          <table:table-cell office:value-type="float" office:value="11538">
            <text:p>11538</text:p>
          </table:table-cell>
          <table:table-cell office:value-type="float" office:value="12823">
            <text:p>12823</text:p>
          </table:table-cell>
          <table:table-cell office:value-type="float" office:value="14126">
            <text:p>14126</text:p>
          </table:table-cell>
          <table:table-cell office:value-type="float" office:value="15399">
            <text:p>15399</text:p>
          </table:table-cell>
          <table:table-cell office:value-type="float" office:value="16695">
            <text:p>16695</text:p>
          </table:table-cell>
          <table:table-cell office:value-type="float" office:value="17974">
            <text:p>17974</text:p>
          </table:table-cell>
          <table:table-cell office:value-type="float" office:value="19278">
            <text:p>19278</text:p>
          </table:table-cell>
          <table:table-cell office:value-type="float" office:value="20583">
            <text:p>20583</text:p>
          </table:table-cell>
          <table:table-cell office:value-type="float" office:value="21890">
            <text:p>21890</text:p>
          </table:table-cell>
          <table:table-cell office:value-type="float" office:value="23199">
            <text:p>23199</text:p>
          </table:table-cell>
          <table:table-cell office:value-type="float" office:value="24501">
            <text:p>24501</text:p>
          </table:table-cell>
          <table:table-cell office:value-type="float" office:value="25804">
            <text:p>25804</text:p>
          </table:table-cell>
          <table:table-cell office:value-type="float" office:value="27088">
            <text:p>27088</text:p>
          </table:table-cell>
          <table:table-cell office:value-type="float" office:value="28378">
            <text:p>28378</text:p>
          </table:table-cell>
          <table:table-cell office:value-type="float" office:value="29669">
            <text:p>29669</text:p>
          </table:table-cell>
          <table:table-cell office:value-type="float" office:value="30944">
            <text:p>30944</text:p>
          </table:table-cell>
          <table:table-cell office:value-type="float" office:value="32218">
            <text:p>32218</text:p>
          </table:table-cell>
          <table:table-cell office:value-type="float" office:value="33522">
            <text:p>33522</text:p>
          </table:table-cell>
          <table:table-cell office:value-type="float" office:value="34829">
            <text:p>34829</text:p>
          </table:table-cell>
          <table:table-cell office:value-type="float" office:value="36105">
            <text:p>36105</text:p>
          </table:table-cell>
          <table:table-cell office:value-type="float" office:value="37404">
            <text:p>37404</text:p>
          </table:table-cell>
          <table:table-cell office:value-type="float" office:value="38682">
            <text:p>38682</text:p>
          </table:table-cell>
          <table:table-cell office:value-type="float" office:value="39965">
            <text:p>39965</text:p>
          </table:table-cell>
          <table:table-cell office:value-type="float" office:value="41230">
            <text:p>41230</text:p>
          </table:table-cell>
          <table:table-cell office:value-type="float" office:value="42513">
            <text:p>42513</text:p>
          </table:table-cell>
          <table:table-cell office:value-type="float" office:value="43816">
            <text:p>43816</text:p>
          </table:table-cell>
          <table:table-cell office:value-type="float" office:value="45100">
            <text:p>45100</text:p>
          </table:table-cell>
          <table:table-cell office:value-type="float" office:value="46367">
            <text:p>46367</text:p>
          </table:table-cell>
          <table:table-cell office:value-type="float" office:value="47651">
            <text:p>47651</text:p>
          </table:table-cell>
          <table:table-cell office:value-type="float" office:value="48916">
            <text:p>48916</text:p>
          </table:table-cell>
          <table:table-cell office:value-type="float" office:value="50192">
            <text:p>50192</text:p>
          </table:table-cell>
          <table:table-cell office:value-type="float" office:value="51487">
            <text:p>51487</text:p>
          </table:table-cell>
          <table:table-cell office:value-type="float" office:value="52764">
            <text:p>52764</text:p>
          </table:table-cell>
          <table:table-cell office:value-type="float" office:value="54039">
            <text:p>54039</text:p>
          </table:table-cell>
          <table:table-cell office:value-type="float" office:value="55344">
            <text:p>55344</text:p>
          </table:table-cell>
          <table:table-cell office:value-type="float" office:value="56643">
            <text:p>56643</text:p>
          </table:table-cell>
          <table:table-cell office:value-type="float" office:value="57946">
            <text:p>57946</text:p>
          </table:table-cell>
          <table:table-cell office:value-type="float" office:value="59204">
            <text:p>59204</text:p>
          </table:table-cell>
          <table:table-cell office:value-type="float" office:value="60486">
            <text:p>60486</text:p>
          </table:table-cell>
          <table:table-cell office:value-type="float" office:value="61761">
            <text:p>61761</text:p>
          </table:table-cell>
          <table:table-cell office:value-type="float" office:value="63046">
            <text:p>63046</text:p>
          </table:table-cell>
          <table:table-cell office:value-type="float" office:value="64310">
            <text:p>64310</text:p>
          </table:table-cell>
          <table:table-cell office:value-type="float" office:value="65591">
            <text:p>65591</text:p>
          </table:table-cell>
          <table:table-cell office:value-type="float" office:value="66857">
            <text:p>66857</text:p>
          </table:table-cell>
          <table:table-cell office:value-type="float" office:value="68127">
            <text:p>68127</text:p>
          </table:table-cell>
          <table:table-cell office:value-type="float" office:value="69412">
            <text:p>69412</text:p>
          </table:table-cell>
          <table:table-cell office:value-type="float" office:value="70703">
            <text:p>70703</text:p>
          </table:table-cell>
          <table:table-cell office:value-type="float" office:value="71991">
            <text:p>71991</text:p>
          </table:table-cell>
          <table:table-cell office:value-type="float" office:value="73256">
            <text:p>73256</text:p>
          </table:table-cell>
          <table:table-cell office:value-type="float" office:value="74529">
            <text:p>74529</text:p>
          </table:table-cell>
          <table:table-cell office:value-type="float" office:value="75825">
            <text:p>75825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987.036803579235">
            <text:p>987,04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2876.33981857504">
            <text:p>2876,34</text:p>
          </table:table-cell>
          <table:table-cell table:number-columns-repeated="58"/>
        </table:table-row>
        <table:table-row table:style-name="ro1" table:number-rows-repeated="2">
          <table:table-cell table:number-columns-repeated="60"/>
        </table:table-row>
        <table:table-row table:style-name="ro1">
          <table:table-cell>
            <draw:frame table:end-cell-address="Hoja1.E26" table:end-x="0.684cm" table:end-y="0.226cm" draw:z-index="0" draw:style-name="gr1" svg:width="13.718cm" svg:height="6.999cm" svg:x="2.075cm" svg:y="0.001cm">
              <draw:object draw:notify-on-update-of-ranges="Hoja1.A2:Hoja1.A2 Hoja1.B2:Hoja1.BH2 Hoja1.A1:Hoja1.BH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8" number:min-integer-digits="1"/>
    </number:number-style>
    <number:number-style style:name="N107">
      <number:number number:decimal-places="20"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2:19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2:19:10</dc:date>
    <meta:editing-cycles>1</meta:editing-cycles>
    <meta:editing-duration>PT4M4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6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6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3.719cm" svg:height="7cm" chart:class="chart:scatter" chart:style-name="ch1">
        <chart:title svg:x="5.721cm" svg:y="0.141cm" chart:style-name="ch2">
          <text:p>Prueba # 3 </text:p>
        </chart:title>
        <chart:legend chart:legend-position="end" svg:x="12.055cm" svg:y="3.193cm" chart:style-name="ch3"/>
        <chart:plot-area chart:style-name="ch4" table:cell-range-address="Hoja1.A1:Hoja1.BH2" chart:data-source-has-labels="column" svg:x="0.347cm" svg:y="0.784cm" svg:width="11.434cm" svg:height="5.996cm">
          <chart:axis chart:dimension="x" chart:name="primary-x" chart:style-name="ch5">
            <chart:title svg:x="5.861cm" svg:y="6.323cm" chart:style-name="ch6">
              <text:p>tiempo</text:p>
            </chart:title>
          </chart:axis>
          <chart:axis chart:dimension="y" chart:name="primary-y" chart:style-name="ch7">
            <chart:title svg:x="0.275cm" svg:y="3.88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A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1.#NAN">
                <text:p>1.#NAN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00">
                <text:p>285000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220.49131631806">
                <text:p>1220.49131631806</text:p>
              </table:table-cell>
              <table:table-cell office:value-type="float" office:value="1124.48268479856">
                <text:p>1124.48268479856</text:p>
              </table:table-cell>
              <table:table-cell office:value-type="float" office:value="1124.48268479856">
                <text:p>1124.48268479856</text:p>
              </table:table-cell>
              <table:table-cell office:value-type="float" office:value="1055.76008980713">
                <text:p>1055.76008980713</text:p>
              </table:table-cell>
              <table:table-cell office:value-type="float" office:value="1055.76008980713">
                <text:p>1055.76008980713</text:p>
              </table:table-cell>
              <table:table-cell office:value-type="float" office:value="1055.76008980713">
                <text:p>1055.76008980713</text:p>
              </table:table-cell>
              <table:table-cell office:value-type="float" office:value="1055.76008980713">
                <text:p>1055.76008980713</text:p>
              </table:table-cell>
              <table:table-cell office:value-type="float" office:value="1055.76008980713">
                <text:p>1055.76008980713</text:p>
              </table:table-cell>
              <table:table-cell office:value-type="float" office:value="1032.14983022162">
                <text:p>1032.14983022162</text:p>
              </table:table-cell>
              <table:table-cell office:value-type="float" office:value="1009.89003903956">
                <text:p>1009.89003903956</text:p>
              </table:table-cell>
              <table:table-cell office:value-type="float" office:value="1009.89003903956">
                <text:p>1009.89003903956</text:p>
              </table:table-cell>
              <table:table-cell office:value-type="float" office:value="1009.89003903956">
                <text:p>1009.89003903956</text:p>
              </table:table-cell>
              <table:table-cell office:value-type="float" office:value="1009.89003903956">
                <text:p>1009.89003903956</text:p>
              </table:table-cell>
              <table:table-cell office:value-type="float" office:value="1009.89003903956">
                <text:p>1009.89003903956</text:p>
              </table:table-cell>
              <table:table-cell office:value-type="float" office:value="1009.89003903956">
                <text:p>1009.89003903956</text:p>
              </table:table-cell>
              <table:table-cell office:value-type="float" office:value="989.654141617408">
                <text:p>989.654141617408</text:p>
              </table:table-cell>
              <table:table-cell office:value-type="float" office:value="989.654141617408">
                <text:p>989.654141617408</text:p>
              </table:table-cell>
              <table:table-cell office:value-type="float" office:value="989.654141617408">
                <text:p>989.654141617408</text:p>
              </table:table-cell>
              <table:table-cell office:value-type="float" office:value="989.654141617408">
                <text:p>989.654141617408</text:p>
              </table:table-cell>
              <table:table-cell office:value-type="float" office:value="989.654141617408">
                <text:p>989.654141617408</text:p>
              </table:table-cell>
              <table:table-cell office:value-type="float" office:value="989.654141617408">
                <text:p>989.654141617408</text:p>
              </table:table-cell>
              <table:table-cell office:value-type="float" office:value="989.654141617408">
                <text:p>989.654141617408</text:p>
              </table:table-cell>
              <table:table-cell office:value-type="float" office:value="989.654141617408">
                <text:p>989.654141617408</text:p>
              </table:table-cell>
              <table:table-cell office:value-type="float" office:value="989.654141617408">
                <text:p>989.654141617408</text:p>
              </table:table-cell>
              <table:table-cell office:value-type="float" office:value="989.654141617408">
                <text:p>989.654141617408</text:p>
              </table:table-cell>
              <table:table-cell office:value-type="float" office:value="989.654141617408">
                <text:p>989.654141617408</text:p>
              </table:table-cell>
              <table:table-cell office:value-type="float" office:value="989.654141617408">
                <text:p>989.654141617408</text:p>
              </table:table-cell>
              <table:table-cell office:value-type="float" office:value="989.654141617408">
                <text:p>989.654141617408</text:p>
              </table:table-cell>
              <table:table-cell office:value-type="float" office:value="989.654141617408">
                <text:p>989.654141617408</text:p>
              </table:table-cell>
              <table:table-cell office:value-type="float" office:value="989.654141617408">
                <text:p>989.654141617408</text:p>
              </table:table-cell>
              <table:table-cell office:value-type="float" office:value="989.654141617408">
                <text:p>989.654141617408</text:p>
              </table:table-cell>
              <table:table-cell office:value-type="float" office:value="989.654141617408">
                <text:p>989.654141617408</text:p>
              </table:table-cell>
              <table:table-cell office:value-type="float" office:value="989.654141617408">
                <text:p>989.654141617408</text:p>
              </table:table-cell>
              <table:table-cell office:value-type="float" office:value="951.363501989114">
                <text:p>951.363501989114</text:p>
              </table:table-cell>
              <table:table-cell office:value-type="float" office:value="951.363501989114">
                <text:p>951.363501989114</text:p>
              </table:table-cell>
              <table:table-cell office:value-type="float" office:value="951.363501989114">
                <text:p>951.363501989114</text:p>
              </table:table-cell>
              <table:table-cell office:value-type="float" office:value="951.363501989114">
                <text:p>951.363501989114</text:p>
              </table:table-cell>
              <table:table-cell office:value-type="float" office:value="951.363501989114">
                <text:p>951.363501989114</text:p>
              </table:table-cell>
              <table:table-cell office:value-type="float" office:value="951.363501989114">
                <text:p>951.363501989114</text:p>
              </table:table-cell>
              <table:table-cell office:value-type="float" office:value="951.363501989114">
                <text:p>951.363501989114</text:p>
              </table:table-cell>
              <table:table-cell office:value-type="float" office:value="951.363501989114">
                <text:p>951.363501989114</text:p>
              </table:table-cell>
              <table:table-cell office:value-type="float" office:value="951.363501989114">
                <text:p>951.363501989114</text:p>
              </table:table-cell>
              <table:table-cell office:value-type="float" office:value="951.363501989114">
                <text:p>951.363501989114</text:p>
              </table:table-cell>
              <table:table-cell office:value-type="float" office:value="951.363501989114">
                <text:p>951.363501989114</text:p>
              </table:table-cell>
              <table:table-cell office:value-type="float" office:value="941.11007605143">
                <text:p>941.11007605143</text:p>
              </table:table-cell>
              <table:table-cell office:value-type="float" office:value="941.11007605143">
                <text:p>941.11007605143</text:p>
              </table:table-cell>
              <table:table-cell office:value-type="float" office:value="941.11007605143">
                <text:p>941.11007605143</text:p>
              </table:table-cell>
              <table:table-cell office:value-type="float" office:value="941.11007605143">
                <text:p>941.11007605143</text:p>
              </table:table-cell>
              <table:table-cell office:value-type="float" office:value="941.11007605143">
                <text:p>941.11007605143</text:p>
              </table:table-cell>
              <table:table-cell office:value-type="float" office:value="941.11007605143">
                <text:p>941.11007605143</text:p>
              </table:table-cell>
              <table:table-cell office:value-type="float" office:value="941.11007605143">
                <text:p>941.11007605143</text:p>
              </table:table-cell>
              <table:table-cell office:value-type="float" office:value="941.11007605143">
                <text:p>941.11007605143</text:p>
              </table:table-cell>
              <table:table-cell office:value-type="float" office:value="941.11007605143">
                <text:p>941.11007605143</text:p>
              </table:table-cell>
              <table:table-cell office:value-type="float" office:value="941.11007605143">
                <text:p>941.11007605143</text:p>
              </table:table-cell>
              <table:table-cell office:value-type="float" office:value="941.11007605143">
                <text:p>941.11007605143</text:p>
              </table:table-cell>
              <table:table-cell office:value-type="float" office:value="941.11007605143">
                <text:p>941.11007605143</text:p>
              </table:table-cell>
              <table:table-cell office:value-type="float" office:value="941.11007605143">
                <text:p>941.11007605143</text:p>
              </table:table-cell>
              <table:table-cell office:value-type="float" office:value="941.11007605143">
                <text:p>941.11007605143</text:p>
              </table:table-cell>
              <table:table-cell office:value-type="float" office:value="941.11007605143">
                <text:p>941.11007605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